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4mm"/>
    </style:style>
    <style:style style:name="co2" style:family="table-column">
      <style:table-column-properties fo:break-before="auto" style:column-width="122.91mm"/>
    </style:style>
    <style:style style:name="co3" style:family="table-column">
      <style:table-column-properties fo:break-before="auto" style:column-width="89.02mm"/>
    </style:style>
    <style:style style:name="co4" style:family="table-column">
      <style:table-column-properties fo:break-before="auto" style:column-width="94.09mm"/>
    </style:style>
    <style:style style:name="co5" style:family="table-column">
      <style:table-column-properties fo:break-before="auto" style:column-width="59.07mm"/>
    </style:style>
    <style:style style:name="co6" style:family="table-column">
      <style:table-column-properties fo:break-before="auto" style:column-width="43.96mm"/>
    </style:style>
    <style:style style:name="co7" style:family="table-column">
      <style:table-column-properties fo:break-before="auto" style:column-width="37.8mm"/>
    </style:style>
    <style:style style:name="co8" style:family="table-column">
      <style:table-column-properties fo:break-before="auto" style:column-width="27.73mm"/>
    </style:style>
    <style:style style:name="co9" style:family="table-column">
      <style:table-column-properties fo:break-before="auto" style:column-width="47.87mm"/>
    </style:style>
    <style:style style:name="co10" style:family="table-column">
      <style:table-column-properties fo:break-before="auto" style:column-width="35.56mm"/>
    </style:style>
    <style:style style:name="co11" style:family="table-column">
      <style:table-column-properties fo:break-before="auto" style:column-width="30.52mm"/>
    </style:style>
    <style:style style:name="co12" style:family="table-column">
      <style:table-column-properties fo:break-before="auto" style:column-width="26.04mm"/>
    </style:style>
    <style:style style:name="co13" style:family="table-column">
      <style:table-column-properties fo:break-before="auto" style:column-width="70.27mm"/>
    </style:style>
    <style:style style:name="co14" style:family="table-column">
      <style:table-column-properties fo:break-before="auto" style:column-width="50.39mm"/>
    </style:style>
    <style:style style:name="co15"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12.36mm" fo:break-before="auto" style:use-optimal-row-height="true"/>
    </style:style>
    <style:style style:name="ro4" style:family="table-row">
      <style:table-row-properties style:row-height="18.26mm" fo:break-before="auto" style:use-optimal-row-height="false"/>
    </style:style>
    <style:style style:name="ro5" style:family="table-row">
      <style:table-row-properties style:row-height="8.41mm" fo:break-before="auto" style:use-optimal-row-height="true"/>
    </style:style>
    <style:style style:name="ro7" style:family="table-row">
      <style:table-row-properties style:row-height="18.79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ackground-color="#ebf1d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eeece1"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b7de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ebf1d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eeece1"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b7de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4" style:family="text">
      <style:text-properties style:use-window-font-color="true"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5" style:family="text">
      <style:text-properties style:use-window-font-color="true"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6" style:family="text">
      <style:text-properties style:use-window-font-color="true"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7"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8"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9" style:family="text">
      <style:text-properties style:use-window-font-color="true"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rad" table:style-name="ta1">
        <table:table-column table:style-name="co1" table:default-cell-style-name="ce12"/>
        <table:table-column table:style-name="co2" table:default-cell-style-name="ce15"/>
        <table:table-column table:style-name="co3" table:default-cell-style-name="ce17"/>
        <table:table-column table:style-name="co2" table:default-cell-style-name="ce18"/>
        <table:table-column table:style-name="co4" table:default-cell-style-name="ce17"/>
        <table:table-column table:style-name="co5" table:default-cell-style-name="ce18"/>
        <table:table-column table:style-name="co6" table:default-cell-style-name="ce17"/>
        <table:table-column table:style-name="co7" table:default-cell-style-name="ce15"/>
        <table:table-column table:style-name="co8" table:default-cell-style-name="ce17"/>
        <table:table-column table:style-name="co9" table:default-cell-style-name="ce15"/>
        <table:table-column table:style-name="co10" table:default-cell-style-name="ce17"/>
        <table:table-column table:style-name="co11" table:default-cell-style-name="ce18"/>
        <table:table-column table:style-name="co12" table:default-cell-style-name="ce17"/>
        <table:table-column table:style-name="co13" table:default-cell-style-name="ce15"/>
        <table:table-column table:style-name="co14" table:default-cell-style-name="ce17"/>
        <table:table-row table:style-name="ro1">
          <table:table-cell table:style-name="ce11"/>
          <table:table-cell table:style-name="ce14" office:value-type="string" calcext:value-type="string">
            <text:p>Name</text:p>
          </table:table-cell>
          <table:table-cell table:style-name="ce16" office:value-type="string" calcext:value-type="string">
            <text:p>Name</text:p>
          </table:table-cell>
          <table:table-cell table:style-name="ce14" office:value-type="string" calcext:value-type="string">
            <text:p>Détail</text:p>
          </table:table-cell>
          <table:table-cell table:style-name="ce19" office:value-type="string" calcext:value-type="string">
            <text:p>Détail</text:p>
          </table:table-cell>
          <table:table-cell table:style-name="ce14" office:value-type="string" calcext:value-type="string">
            <text:p>Type </text:p>
          </table:table-cell>
          <table:table-cell table:style-name="ce19" office:value-type="string" calcext:value-type="string">
            <text:p>Type </text:p>
          </table:table-cell>
          <table:table-cell table:style-name="ce14" office:value-type="string" calcext:value-type="string">
            <text:p>Source</text:p>
          </table:table-cell>
          <table:table-cell table:style-name="ce19" office:value-type="string" calcext:value-type="string">
            <text:p>Source</text:p>
          </table:table-cell>
          <table:table-cell table:style-name="ce14" office:value-type="string" calcext:value-type="string">
            <text:p>Destination</text:p>
          </table:table-cell>
          <table:table-cell table:style-name="ce19" office:value-type="string" calcext:value-type="string">
            <text:p>Destination</text:p>
          </table:table-cell>
          <table:table-cell table:style-name="ce14" office:value-type="string" calcext:value-type="string">
            <text:p>Action</text:p>
          </table:table-cell>
          <table:table-cell table:style-name="ce20" office:value-type="string" calcext:value-type="string">
            <text:p>Action</text:p>
          </table:table-cell>
          <table:table-cell table:style-name="ce14" office:value-type="string" calcext:value-type="string">
            <text:p>Item </text:p>
          </table:table-cell>
          <table:table-cell table:style-name="ce20" office:value-type="string" calcext:value-type="string">
            <text:p>Item </text:p>
          </table:table-cell>
        </table:table-row>
        <table:table-row table:style-name="ro2">
          <table:table-cell office:value-type="float" office:value="1" calcext:value-type="float">
            <text:p>1</text:p>
          </table:table-cell>
          <table:table-cell office:value-type="string" calcext:value-type="string">
            <text:p>VALIDATION DES TAMPONS D'HORODATAGE DE LA SÉCURISATION DE L'OPERATION DE CRÉATION ENREGISTRÉS DANS LA BASE DE DONNÉES ET LE FICHIER DE SÉCURISATION</text:p>
          </table:table-cell>
          <table:table-cell office:value-type="string" calcext:value-type="string">
            <text:p>TIMESTAMP_OPERATION_DATABASE_TRACEABILITY_VALIDATION</text:p>
          </table:table-cell>
          <table:table-cell office:value-type="string" calcext:value-type="string">
            <text:p>Validation du tampon d'horodatage de la sécurisation de l'opération de création trouvé dans la base de données et de celui trouvé dans le fichier de sécurisation</text:p>
          </table:table-cell>
          <table:table-cell office:value-type="string" calcext:value-type="string">
            <text:p>Validating timestamp operation found in database 'AND' timestamp operation found in traceability secured file</text:p>
          </table:table-cell>
          <table:table-cell office:value-type="string" calcext:value-type="string">
            <text:p>VÉRIFICATION DE L'HORODATAGE</text:p>
          </table:table-cell>
          <table:table-cell office:value-type="string" calcext:value-type="string">
            <text:p>TIMESTAMP_CHECKING</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table:number-columns-repeated="2" office:value-type="string" calcext:value-type="string">
            <text:p>VALIDATION</text:p>
          </table:table-cell>
          <table:table-cell office:value-type="string" calcext:value-type="string">
            <text:p>HORODATAGE DE LA SÉCURISATION DE L'OPÉRATION DE CRÉATION</text:p>
          </table:table-cell>
          <table:table-cell office:value-type="string" calcext:value-type="string">
            <text:p>TIMESTAMP_OPERATION</text:p>
          </table:table-cell>
        </table:table-row>
        <table:table-row table:style-name="ro2">
          <table:table-cell office:value-type="float" office:value="2" calcext:value-type="float">
            <text:p>2</text:p>
          </table:table-cell>
          <table:table-cell office:value-type="string" calcext:value-type="string">
            <text:p>COMPARAISON DES TAMPONS D'HORODATAGE DE LA SÉCURISATION DE L'OPERATION DE CRÉATION <text:span text:style-name="T7">ENREGISTRÉS  DANS LA BASE DE DONNÉES ET LE FICHIER DE SÉCURISATION</text:span></text:p>
          </table:table-cell>
          <table:table-cell office:value-type="string" calcext:value-type="string">
            <text:p>TIMESTAMP_OPERATION_DATABASE_TRACEABILITY_COMPARISON</text:p>
          </table:table-cell>
          <table:table-cell office:value-type="string" calcext:value-type="string">
            <text:p>Comparaison du tampon d'horodatage de la sécurisation de l'opération de création trouvé dans la base de données avec celui trouvé dans le fichier de sécurisation</text:p>
          </table:table-cell>
          <table:table-cell office:value-type="string" calcext:value-type="string">
            <text:p>Comparing timestamp operation found in database with timestamp operation found in traceability secured file</text:p>
          </table:table-cell>
          <table:table-cell office:value-type="string" calcext:value-type="string">
            <text:p>VÉRIFICATION DE L'HORODATAGE</text:p>
          </table:table-cell>
          <table:table-cell office:value-type="string" calcext:value-type="string">
            <text:p>TIMESTAMP_CHECKING</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SÉCURISATION DE L'OPÉRATION DE CRÉATION</text:p>
          </table:table-cell>
          <table:table-cell office:value-type="string" calcext:value-type="string">
            <text:p>TIMESTAMP_OPERATION</text:p>
          </table:table-cell>
        </table:table-row>
        <table:table-row table:style-name="ro2">
          <table:table-cell office:value-type="float" office:value="3" calcext:value-type="float">
            <text:p>3</text:p>
          </table:table-cell>
          <table:table-cell office:value-type="string" calcext:value-type="string">
            <text:p>COMPARAISON DES EMPREINTES DE LA RACINE DE L'ARBRE DE MERKLE DE L'OPERATION DE CRÉATION ENTRE LA BASE DE DONNÉES ET LE FICHIER DE SÉCURISATION</text:p>
          </table:table-cell>
          <table:table-cell office:value-type="string" calcext:value-type="string">
            <text:p>MERKLE_OPERATION_DIGEST_DATABASE_TRACEABILITY_COMPARISON</text:p>
          </table:table-cell>
          <table:table-cell office:value-type="string" calcext:value-type="string">
            <text:p>Comparaison de l'empreinte de la racine de l'arbre de Merkle de l'opération trouvée dans la base de données avec celle trouvée dans le fichier de sécurisation</text:p>
          </table:table-cell>
          <table:table-cell office:value-type="string" calcext:value-type="string">
            <text:p>Comparing operation Merkle digest found in database with operation Merkle digest found in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DE L'OPÉRATION DE CRÉATION</text:p>
          </table:table-cell>
          <table:table-cell office:value-type="string" calcext:value-type="string">
            <text:p>MERKLE_TREE_ROOT_OPERATION_DIGEST</text:p>
          </table:table-cell>
        </table:table-row>
        <table:table-row table:style-name="ro2">
          <table:table-cell office:value-type="float" office:value="4" calcext:value-type="float">
            <text:p>4</text:p>
          </table:table-cell>
          <table:table-cell office:value-type="string" calcext:value-type="string">
            <text:p>COMPARAISON DES EMPREINTES CALCULÉES DE LA RACINE DE L'ARBRE DE MERKLE DE L'OPERATION DE CRÉATION AVEC CELLES DU FICHIER DE SÉCURISATION</text:p>
          </table:table-cell>
          <table:table-cell office:value-type="string" calcext:value-type="string">
            <text:p>MERKLE_OPERATION_DIGEST_COMPUTATION_TRACEABILITY_COMPARISON</text:p>
          </table:table-cell>
          <table:table-cell office:value-type="string" calcext:value-type="string">
            <text:p>Comparaison de l'empreinte de la racine de l'arbre de Merkle de l'opération calculée à partir des données sécurisées avec celle trouvée dans le fichier de sécurisation</text:p>
          </table:table-cell>
          <table:table-cell office:value-type="string" calcext:value-type="string">
            <text:p>Comparing operation Merkle digest computed from secured data with operation Merkle digest found in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CALCUL</text:p>
          </table:table-cell>
          <table:table-cell office:value-type="string" calcext:value-type="string">
            <text:p>COMPUTATION</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DE L'OPÉRATION DE CRÉATION</text:p>
          </table:table-cell>
          <table:table-cell office:value-type="string" calcext:value-type="string">
            <text:p>MERKLE_TREE_ROOT_OPERATION_DIGEST</text:p>
          </table:table-cell>
        </table:table-row>
        <table:table-row table:style-name="ro2">
          <table:table-cell office:value-type="float" office:value="5" calcext:value-type="float">
            <text:p>5</text:p>
          </table:table-cell>
          <table:table-cell office:value-type="string" calcext:value-type="string">
            <text:p>COMPARAISON <text:span text:style-name="T7">DES EMPREINTES CALCULÉES DE LA RACINE DE L'ARBRE DE MERKLE DE L'OPERATION DE CRÉATION AVEC LES DONNÉES SECURISÉES ADDITIONNELLES</text:span></text:p>
          </table:table-cell>
          <table:table-cell office:value-type="string" calcext:value-type="string">
            <text:p>MERKLE_OPERATION_DIGEST_COMPUTATION_ADDITIONAL_TRACEABILITY_COMPARISON</text:p>
          </table:table-cell>
          <table:table-cell office:value-type="string" calcext:value-type="string">
            <text:p>Comparaison de l'empreinte de la racine de l'arbre de Merkle de l'opération calculée à partir des données sécurisées avec celle trouvée dans le fichier de sécurisation supplémentaire</text:p>
          </table:table-cell>
          <table:table-cell office:value-type="string" calcext:value-type="string">
            <text:p>Comparing operation Merkle digest computed from secured data with operation Merkle digest found in additional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CALCUL</text:p>
          </table:table-cell>
          <table:table-cell office:value-type="string" calcext:value-type="string">
            <text:p>COMPUTATION</text:p>
          </table:table-cell>
          <table:table-cell office:value-type="string" calcext:value-type="string">
            <text:p>TRAÇABILITÉ ADDITIONNELLE</text:p>
          </table:table-cell>
          <table:table-cell office:value-type="string" calcext:value-type="string">
            <text:p>ADDITIONAL_TRACEABILITY</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DE L'OPÉRATION DE CRÉATION</text:p>
          </table:table-cell>
          <table:table-cell office:value-type="string" calcext:value-type="string">
            <text:p>MERKLE_TREE_ROOT_OPERATION_DIGEST</text:p>
          </table:table-cell>
        </table:table-row>
        <table:table-row table:style-name="ro2">
          <table:table-cell office:value-type="float" office:value="6" calcext:value-type="float">
            <text:p>6</text:p>
          </table:table-cell>
          <table:table-cell office:value-type="string" calcext:value-type="string">
            <text:p>VALIDATION DES TAMPONS D'HORODATAGE DE LA PRÉCÉDENTE SÉCURISATION DU JOURNAL DES OPÉRATIONS <text:span text:style-name="T7">ENREGISTRÉS  DANS LA BASE DE DONNÉES ET LE FICHIER DE SÉCURISATION</text:span></text:p>
          </table:table-cell>
          <table:table-cell office:value-type="string" calcext:value-type="string">
            <text:p>PREVIOUS_TIMESTAMP_OPERATION_DATABASE_TRACEABILITY_VALIDATION</text:p>
          </table:table-cell>
          <table:table-cell office:value-type="string" calcext:value-type="string">
            <text:p>Validation du tampon d'horodatage de la précédente sécurisation du journal des opérations trouvé dans la base de données et de celui trouvé dans le fichier de sécurisation</text:p>
          </table:table-cell>
          <table:table-cell office:value-type="string" calcext:value-type="string">
            <text:p>Validating previous timestamp operation found in database 'AND' previous timestamp operation found in traceability secured file</text:p>
          </table:table-cell>
          <table:table-cell office:value-type="string" calcext:value-type="string">
            <text:p>CHAINAGE</text:p>
          </table:table-cell>
          <table:table-cell office:value-type="string" calcext:value-type="string">
            <text:p>CHAIN</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table:number-columns-repeated="2" office:value-type="string" calcext:value-type="string">
            <text:p>VALIDATION</text:p>
          </table:table-cell>
          <table:table-cell office:value-type="string" calcext:value-type="string">
            <text:p>HORODATAGE DE LA PRÉCÉDENTE SÉCURISATION DU JOURNAL DES OPERATIONS</text:p>
          </table:table-cell>
          <table:table-cell office:value-type="string" calcext:value-type="string">
            <text:p>PREVIOUS_TIMESTAMP_OPERATION</text:p>
          </table:table-cell>
        </table:table-row>
        <table:table-row table:style-name="ro4">
          <table:table-cell office:value-type="float" office:value="7" calcext:value-type="float">
            <text:p>7</text:p>
          </table:table-cell>
          <table:table-cell office:value-type="string" calcext:value-type="string">
            <text:p>COMPARAISON <text:span text:style-name="T7">DES TAMPONS D'HORODATAGE DE LA SÉCURISATION DE L'OPERATION DE CRÉATION CALCULÉS AVEC CEUX DU FICHIER DE SÉCURISATION</text:span></text:p>
          </table:table-cell>
          <table:table-cell office:value-type="string" calcext:value-type="string">
            <text:p>TIMESTAMP_OPERATION_COMPUTATION_TRACEABILITY_COMPARISON</text:p>
          </table:table-cell>
          <table:table-cell office:value-type="string" calcext:value-type="string">
            <text:p>Comparaison du tampon d'horodatage de la sécurisation de l'opération de création calculé à partir des informations du fichier de traçabilité avec celui trouvé dans le fichier de sécurisation</text:p>
          </table:table-cell>
          <table:table-cell office:value-type="string" calcext:value-type="string">
            <text:p>Comparing timestamp operation computed from computing information traceability file with timestamp operation found in traceability secured file</text:p>
          </table:table-cell>
          <table:table-cell office:value-type="string" calcext:value-type="string">
            <text:p>VÉRIFICATION DE L'HORODATAGE</text:p>
          </table:table-cell>
          <table:table-cell office:value-type="string" calcext:value-type="string">
            <text:p>TIMESTAMP_CHECKING</text:p>
          </table:table-cell>
          <table:table-cell office:value-type="string" calcext:value-type="string">
            <text:p>CALCUL</text:p>
          </table:table-cell>
          <table:table-cell office:value-type="string" calcext:value-type="string">
            <text:p>COMPUTATION</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SÉCURISATION DE L'OPÉRATION DE CRÉATION</text:p>
          </table:table-cell>
          <table:table-cell office:value-type="string" calcext:value-type="string">
            <text:p>TIMESTAMP_OPERATION</text:p>
          </table:table-cell>
        </table:table-row>
        <table:table-row table:style-name="ro2">
          <table:table-cell office:value-type="float" office:value="8" calcext:value-type="float">
            <text:p>8</text:p>
          </table:table-cell>
          <table:table-cell office:value-type="string" calcext:value-type="string">
            <text:p>COMPARAISON DES TAMPONS D'HORODATAGE DE LA PRÉCÉDENTE SÉCURISATION <text:s/>DU JOURNAL DES OPERATIONS ENTRE LA BASE DE DONNÉES ET LE FICHIER DE SÉCURISATION</text:p>
          </table:table-cell>
          <table:table-cell office:value-type="string" calcext:value-type="string">
            <text:p>PREVIOUS_TIMESTAMP_OPERATION_DATABASE_TRACEABILITY_COMPARISON</text:p>
          </table:table-cell>
          <table:table-cell office:value-type="string" calcext:value-type="string">
            <text:p>Comparaison du tampon d'horodatage de la précédente sécurisation du journal des opérations<text:span text:style-name="T7"> trouvé dans la base de données avec celui trouvé dans le fichier de sécurisation</text:span></text:p>
          </table:table-cell>
          <table:table-cell office:value-type="string" calcext:value-type="string">
            <text:p>Comparing previous timestamp operation found in database with previous timestamp operation found in traceability secured file</text:p>
          </table:table-cell>
          <table:table-cell office:value-type="string" calcext:value-type="string">
            <text:p>CHAINAGE</text:p>
          </table:table-cell>
          <table:table-cell office:value-type="string" calcext:value-type="string">
            <text:p>CHAIN</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PRÉCÉDENTE SÉCURISATION <text:s/>DU JOURNAL DES OPERATIONS</text:p>
          </table:table-cell>
          <table:table-cell office:value-type="string" calcext:value-type="string">
            <text:p>PREVIOUS_TIMESTAMP_OPERATION</text:p>
          </table:table-cell>
        </table:table-row>
        <table:table-row table:style-name="ro5">
          <table:table-cell table:style-name="ce13" office:value-type="float" office:value="9" calcext:value-type="float">
            <text:p>9</text:p>
          </table:table-cell>
          <table:table-cell office:value-type="string" calcext:value-type="string">
            <text:p>COMPARAISON DE L'IDENTIFIANT DE L'ÉVÉNEMENT DE CRÉATION ENTRE LA BASE DE DONNÉES ET LE FICHIER DE SÉCURISATION</text:p>
          </table:table-cell>
          <table:table-cell office:value-type="string" calcext:value-type="string">
            <text:p>EVENTS_OPERATION_DATABASE_TRACEABILITY_COMPARISON</text:p>
          </table:table-cell>
          <table:table-cell office:value-type="string" calcext:value-type="string">
            <text:p>Comparaison de l'identifiant de l'opération trouvée dans la base de données avec celui trouvé dans le fichier de sécurisation</text:p>
          </table:table-cell>
          <table:table-cell office:value-type="string" calcext:value-type="string">
            <text:p>Comparing operation ID found in database with operation ID found in traceability secured fil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EVENEMENT DE CREATION DU FICHIER BINAIRE</text:p>
          </table:table-cell>
          <table:table-cell office:value-type="string" calcext:value-type="string">
            <text:p>EVENT_OPERATION</text:p>
          </table:table-cell>
        </table:table-row>
        <table:table-row table:style-name="ro2">
          <table:table-cell office:value-type="float" office:value="10" calcext:value-type="float">
            <text:p>10</text:p>
          </table:table-cell>
          <table:table-cell office:value-type="string" calcext:value-type="string">
            <text:p>VALIDATION DES TAMPONS D'HORODATAGE DE LA SÉCURISATION DU JOURNAL DU CYCLE DE VIE DU GROUPE D'OBJETS <text:span text:style-name="T7">ENREGISTRÉS DANS LA BASE DE DONNÉES ET LE FICHIER DE SÉCURISATION</text:span></text:p>
          </table:table-cell>
          <table:table-cell office:value-type="string" calcext:value-type="string">
            <text:p>TIMESTAMP_OBJECT_GROUP_DATABASE_TRACEABILITY_VALIDATION</text:p>
          </table:table-cell>
          <table:table-cell office:value-type="string" calcext:value-type="string">
            <text:p>Validation du tampon d'horodatage de la sécurisation du journal du cycle de vie du groupe d'objets trouvé dans la base de données et de celui <text:s/>trouvé dans le fichier de sécurisation</text:p>
          </table:table-cell>
          <table:table-cell office:value-type="string" calcext:value-type="string">
            <text:p>Validating timestamp object group found in database 'AND' timestamp object group found in traceability secured file</text:p>
          </table:table-cell>
          <table:table-cell office:value-type="string" calcext:value-type="string">
            <text:p>VÉRIFICATION DE L'HORODATAGE</text:p>
          </table:table-cell>
          <table:table-cell office:value-type="string" calcext:value-type="string">
            <text:p>TIMESTAMP_CHECKING</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table:number-columns-repeated="2" office:value-type="string" calcext:value-type="string">
            <text:p>VALIDATION</text:p>
          </table:table-cell>
          <table:table-cell office:value-type="string" calcext:value-type="string">
            <text:p>HORODATAGE DE LA SÉCURISATION DU JOURNAL DU CYCLE DE VIE DU GROUPE D'OBJETS</text:p>
          </table:table-cell>
          <table:table-cell office:value-type="string" calcext:value-type="string">
            <text:p>TIMESTAMP_OBJECT_GROUP</text:p>
          </table:table-cell>
        </table:table-row>
        <table:table-row table:style-name="ro2">
          <table:table-cell office:value-type="float" office:value="11" calcext:value-type="float">
            <text:p>11</text:p>
          </table:table-cell>
          <table:table-cell office:value-type="string" calcext:value-type="string">
            <text:p>COMPARAISON DES TAMPONS D'HORODATAGE <text:s/>DE LA SÉCURISATION DU JOURNAL DU CYCLE DE VIE DU GROUPE D'OBJETS <text:s/>ENTRE LA BASE DE DONNÉES ET LE FICHIER DE SÉCURISATION</text:p>
          </table:table-cell>
          <table:table-cell office:value-type="string" calcext:value-type="string">
            <text:p>TIMESTAMP_OBJECT_GROUP_DATABASE_TRACEABILITY_COMPARISON</text:p>
          </table:table-cell>
          <table:table-cell office:value-type="string" calcext:value-type="string">
            <text:p>Comparaison du tampon d'horodatage de la sécurisation du journal du cycle de vie du groupe d'objets trouvé dans la base de données avec celui <text:s/>trouvé dans le fichier de sécurisation</text:p>
          </table:table-cell>
          <table:table-cell office:value-type="string" calcext:value-type="string">
            <text:p>Comparing timestamp object group found in database with timestamp object group found in secured file</text:p>
          </table:table-cell>
          <table:table-cell office:value-type="string" calcext:value-type="string">
            <text:p>VERIFICATION DE L'HORODATAGE</text:p>
          </table:table-cell>
          <table:table-cell office:value-type="string" calcext:value-type="string">
            <text:p>TIMESTAMP_CHECKING</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SÉCURISATION DU JOURNAL DU CYCLE DE VIE DU GROUPE D'OBJETS</text:p>
          </table:table-cell>
          <table:table-cell office:value-type="string" calcext:value-type="string">
            <text:p>TIMESTAMP_OBJECT_GROUP</text:p>
          </table:table-cell>
        </table:table-row>
        <table:table-row table:style-name="ro2">
          <table:table-cell office:value-type="float" office:value="12" calcext:value-type="float">
            <text:p>12</text:p>
          </table:table-cell>
          <table:table-cell office:value-type="string" calcext:value-type="string">
            <text:p>COMPARAISON DES EMPREINTES DE LA RACINE DE L'ARBRE DE MERKLE DU JOURNAL DU CYCLE DE VIE DU GROUPE D'OBJETS ENTRE LA BASE DE DONNÉES ET LE FICHIER DE SÉCURISATION</text:p>
          </table:table-cell>
          <table:table-cell office:value-type="string" calcext:value-type="string">
            <text:p>MERKLE_OBJECT_GROUP_DIGEST_DATABASE_TRACEABILITY_COMPARISON</text:p>
          </table:table-cell>
          <table:table-cell office:value-type="string" calcext:value-type="string">
            <text:p>Comparaison de l'empreinte de la racine de l'arbre de Merkle du journal du cycle de vie du groupe d'objets trouvée dans la base de données avec celle trouvée dans le fichier de sécurisation</text:p>
          </table:table-cell>
          <table:table-cell office:value-type="string" calcext:value-type="string">
            <text:p>Comparing object group Merkle digest found in database with object group Merkle digest found in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text:span text:style-name="T7">DU JOURNAL DU CYCLE DE VIE DU GROUPE D'OBJETS </text:span></text:p>
          </table:table-cell>
          <table:table-cell office:value-type="string" calcext:value-type="string">
            <text:p>MERKLE_TREE_ROOT_OBJECT_GROUP_DIGEST</text:p>
          </table:table-cell>
        </table:table-row>
        <table:table-row table:style-name="ro2">
          <table:table-cell office:value-type="float" office:value="13" calcext:value-type="float">
            <text:p>13</text:p>
          </table:table-cell>
          <table:table-cell office:value-type="string" calcext:value-type="string">
            <text:p>COMPARAISON <text:span text:style-name="T7">DES EMPREINTES CALCULÉES DE LA RACINE DE L'ARBRE DE MERKLE DU JOURNAL DU CYCLE DE VIE DU GROUPE D'OBJETS AVEC CELLES DU FICHIER DE SÉCURISATION</text:span></text:p>
          </table:table-cell>
          <table:table-cell office:value-type="string" calcext:value-type="string">
            <text:p>MERKLE_OBJECT_GROUP_DIGEST_COMPUTATION_TRACEABILITY_COMPARISON</text:p>
          </table:table-cell>
          <table:table-cell office:value-type="string" calcext:value-type="string">
            <text:p>Comparaison de l'empreinte de la racine de l'arbre de Merkle du journal du cycle de vie du groupe d'objets calculée à partir des données sécurisées avec celle trouvée dans le fichier de sécurisation</text:p>
          </table:table-cell>
          <table:table-cell office:value-type="string" calcext:value-type="string">
            <text:p>Comparing object group Merkle digest computed from secured data with object group Merkle digest found in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CALCUL</text:p>
          </table:table-cell>
          <table:table-cell office:value-type="string" calcext:value-type="string">
            <text:p>COMPUTATION</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text:span text:style-name="T7"> DU JOURNAL DU CYCLE DE VIE DU GROUPE D'OBJETS </text:span></text:p>
          </table:table-cell>
          <table:table-cell office:value-type="string" calcext:value-type="string">
            <text:p>MERKLE_TREE_ROOT_OBJECT_GROUP_DIGEST</text:p>
          </table:table-cell>
        </table:table-row>
        <table:table-row table:style-name="ro2">
          <table:table-cell office:value-type="float" office:value="14" calcext:value-type="float">
            <text:p>14</text:p>
          </table:table-cell>
          <table:table-cell office:value-type="string" calcext:value-type="string">
            <text:p>COMPARAISON <text:span text:style-name="T7">DES EMPREINTES CALCULÉES DE LA RACINE DE L'ARBRE DE MERKLE DU JOURNAL DU CYCLE DE VIE DU GROUPE D'OBJETS  AVEC LES DONNÉES SECURISÉES ADDITIONNELLES</text:span></text:p>
          </table:table-cell>
          <table:table-cell office:value-type="string" calcext:value-type="string">
            <text:p>MERKLE_OBJECT_GROUP_DIGEST_COMPUTATION_ADDITIONAL_TRACEABILITY_COMPARISON</text:p>
          </table:table-cell>
          <table:table-cell office:value-type="string" calcext:value-type="string">
            <text:p>Comparaison de l'empreinte de la racine de l'arbre de Merkle du journal du cycle de vie du groupe d'objets calculée à partir des données sécurisées avec celle trouvée dans le fichier de sécurisation supplémentaire</text:p>
          </table:table-cell>
          <table:table-cell office:value-type="string" calcext:value-type="string">
            <text:p>Comparing object group Merkle digest computed from secured data with object group Merkle digest found in additional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CALCUL</text:p>
          </table:table-cell>
          <table:table-cell office:value-type="string" calcext:value-type="string">
            <text:p>COMPUTATION</text:p>
          </table:table-cell>
          <table:table-cell office:value-type="string" calcext:value-type="string">
            <text:p>TRAÇABILITÉ ADDITIONNELLE</text:p>
          </table:table-cell>
          <table:table-cell office:value-type="string" calcext:value-type="string">
            <text:p>ADDITIONAL_TRACEABILITY</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text:span text:style-name="T7">DU JOURNAL DU CYCLE DE VIE DU GROUPE D'OBJETS </text:span></text:p>
          </table:table-cell>
          <table:table-cell office:value-type="string" calcext:value-type="string">
            <text:p>MERKLE_TREE_ROOT_OBJECT_GROUP_DIGEST</text:p>
          </table:table-cell>
        </table:table-row>
        <table:table-row table:style-name="ro2">
          <table:table-cell office:value-type="float" office:value="15" calcext:value-type="float">
            <text:p>15</text:p>
          </table:table-cell>
          <table:table-cell office:value-type="string" calcext:value-type="string">
            <text:p>VALIDATION DES TAMPONS D'HORODATAGE DE LA PRÉCÉDENTE SÉCURISATION DU JOURNAL DU CYCLE DE VIE DU GROUPE D'OBJETS  <text:span text:style-name="T7">ENREGISTRÉS DANS LA BASE DE DONNÉES ET LE FICHIER DE SÉCURISATION</text:span></text:p>
          </table:table-cell>
          <table:table-cell office:value-type="string" calcext:value-type="string">
            <text:p>PREVIOUS_TIMESTAMP_OBJECT_GROUP_DATABASE_TRACEABILITY_VALIDATION</text:p>
          </table:table-cell>
          <table:table-cell office:value-type="string" calcext:value-type="string">
            <text:p>Validation du tampon d'horodatage de la précédente sécurisation du journal du cycle de vie du groupe d'objets trouvé dans la base de données et de celui trouvé dans le fichier de sécurisation</text:p>
          </table:table-cell>
          <table:table-cell office:value-type="string" calcext:value-type="string">
            <text:p>Validating previous timestamp object group found in database 'AND' previous timestamp object group found in traceability secured file</text:p>
          </table:table-cell>
          <table:table-cell office:value-type="string" calcext:value-type="string">
            <text:p>CHAINAGE</text:p>
          </table:table-cell>
          <table:table-cell office:value-type="string" calcext:value-type="string">
            <text:p>CHAIN</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table:number-columns-repeated="2" office:value-type="string" calcext:value-type="string">
            <text:p>VALIDATION</text:p>
          </table:table-cell>
          <table:table-cell office:value-type="string" calcext:value-type="string">
            <text:p>HORODATAGE DE LA PRECEDENTE SECURISATION DU JOURNAL DU CYCLE DE VIE DU GROUPE D'OBJETS</text:p>
          </table:table-cell>
          <table:table-cell office:value-type="string" calcext:value-type="string">
            <text:p>PREVIOUS_TIMESTAMP_OBJECT_GROUP</text:p>
          </table:table-cell>
        </table:table-row>
        <table:table-row table:style-name="ro2">
          <table:table-cell office:value-type="float" office:value="16" calcext:value-type="float">
            <text:p>16</text:p>
          </table:table-cell>
          <table:table-cell office:value-type="string" calcext:value-type="string">
            <text:p>COMPARAISON <text:span text:style-name="T7">DES TAMPONS D'HORODATAGE CALCULÉS DE LA SÉCURISATION DU JOURNAL DU CYCLE DE VIE DU GROUPE D'OBJETS AVEC CEUX DU FICHIER DE SÉCURISATION</text:span></text:p>
          </table:table-cell>
          <table:table-cell office:value-type="string" calcext:value-type="string">
            <text:p>TIMESTAMP_OBJECT_GROUP_COMPUTATION_TRACEABILITY_COMPARISON</text:p>
          </table:table-cell>
          <table:table-cell office:value-type="string" calcext:value-type="string">
            <text:p>Comparaison du tampon d'horodatage de la précédente sécurisation du journal du cycle de vie du groupe d'objets calculé à partir des informations du fichier de traçabilité et de celui <text:s/>trouvé dans le fichier de sécurisation</text:p>
          </table:table-cell>
          <table:table-cell office:value-type="string" calcext:value-type="string">
            <text:p>Comparing timestamp object group computed from computing information traceability file with timestamp object group found in secured file</text:p>
          </table:table-cell>
          <table:table-cell office:value-type="string" calcext:value-type="string">
            <text:p>VERIFICATION DE L'HORODATAGE</text:p>
          </table:table-cell>
          <table:table-cell office:value-type="string" calcext:value-type="string">
            <text:p>TIMESTAMP_CHECKING</text:p>
          </table:table-cell>
          <table:table-cell office:value-type="string" calcext:value-type="string">
            <text:p>CALCUL</text:p>
          </table:table-cell>
          <table:table-cell office:value-type="string" calcext:value-type="string">
            <text:p>COMPUTATION</text:p>
          </table:table-cell>
          <table:table-cell office:value-type="string" calcext:value-type="string">
            <text:p>FICHIER DE SE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GROUPE_OBJET_HORODATAGE</text:p>
          </table:table-cell>
          <table:table-cell office:value-type="string" calcext:value-type="string">
            <text:p>TIMESTAMP_OBJECT_GROUP</text:p>
          </table:table-cell>
        </table:table-row>
        <table:table-row table:style-name="ro2">
          <table:table-cell office:value-type="float" office:value="17" calcext:value-type="float">
            <text:p>17</text:p>
          </table:table-cell>
          <table:table-cell office:value-type="string" calcext:value-type="string">
            <text:p>COMPARAISON DES TAMPONS D'HORODATAGE DE LA PRÉCÉDENTE SÉCURISATION DU JOURNAL DU CYCLE DE VIE DU GROUPE D'OBJETS ENTRE LA BASE DE DONNÉES ET LE FICHIER DE SÉCURISATION</text:p>
          </table:table-cell>
          <table:table-cell office:value-type="string" calcext:value-type="string">
            <text:p>PREVIOUS_TIMESTAMP_OBJECT_GROUP_DATABASE_TRACEABILITY_COMPARISON</text:p>
          </table:table-cell>
          <table:table-cell office:value-type="string" calcext:value-type="string">
            <text:p>Comparaison du tampon d'horodatage de la précédente sécurisation du journal du cycle de vie du groupe d'objets trouvé dans la base de données avec celui <text:s/>trouvé dans le fichier de sécurisation</text:p>
          </table:table-cell>
          <table:table-cell office:value-type="string" calcext:value-type="string">
            <text:p>Comparing previous timestamp object group found in database with previous timestamp object group found in traceability secured file</text:p>
          </table:table-cell>
          <table:table-cell office:value-type="string" calcext:value-type="string">
            <text:p>CHAINAGE</text:p>
          </table:table-cell>
          <table:table-cell office:value-type="string" calcext:value-type="string">
            <text:p>CHAIN</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PRECEDENTE SECURISATION DU JOURNAL DU CYCLE DE VIE DU GROUPE D'OBJETS</text:p>
          </table:table-cell>
          <table:table-cell office:value-type="string" calcext:value-type="string">
            <text:p>PREVIOUS_TIMESTAMP_OBJECT_GROUP</text:p>
          </table:table-cell>
        </table:table-row>
        <table:table-row table:style-name="ro2">
          <table:table-cell office:value-type="float" office:value="18" calcext:value-type="float">
            <text:p>18</text:p>
          </table:table-cell>
          <table:table-cell office:value-type="string" calcext:value-type="string">
            <text:p>COMPARAISON DE L'EMPREINTE DU FICHIER BINAIRE ENTRE LA BASE DE DONNÉES ET LE FICHIER DE SÉCURISATION</text:p>
          </table:table-cell>
          <table:table-cell office:value-type="string" calcext:value-type="string">
            <text:p>FILE_DIGEST_DATABASE_TRACEABILITY_COMPARISON</text:p>
          </table:table-cell>
          <table:table-cell office:value-type="string" calcext:value-type="string">
            <text:p>Comparaison de l'empreinte du fichier binaire trouvée dans la base de données du groupe d'objet<text:span text:style-name="T8">s</text:span><text:span text:style-name="T9"> avec celle trouvée dans le fichier de sécurisation</text:span></text:p>
          </table:table-cell>
          <table:table-cell office:value-type="string" calcext:value-type="string">
            <text:p>Comparing binary file digest found in object group database with binary file digest found in traceability secured fil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U FICHIER BINAIRE</text:p>
          </table:table-cell>
          <table:table-cell office:value-type="string" calcext:value-type="string">
            <text:p>FILE_DIGEST</text:p>
          </table:table-cell>
        </table:table-row>
        <table:table-row table:style-name="ro2">
          <table:table-cell office:value-type="float" office:value="19" calcext:value-type="float">
            <text:p>19</text:p>
          </table:table-cell>
          <table:table-cell office:value-type="string" calcext:value-type="string">
            <text:p>COMPARAISON DE L'EMPREINTE DES ÉVÉNEMENTS ENTRE LE JOURNAL DU CYCLE DE VIE DU GROUPE D'OBJETS ET LE FICHIER DE SÉCURISATION</text:p>
          </table:table-cell>
          <table:table-cell office:value-type="string" calcext:value-type="string">
            <text:p>EVENTS_OBJECT_GROUP_DIGEST_DATABASE_TRACEABILITY_COMPARISON</text:p>
          </table:table-cell>
          <table:table-cell office:value-type="string" calcext:value-type="string">
            <text:p>Comparaison de l'empreinte des événements liés au groupe d'objets calculée à partir de la base de données du journal du cycle de vie des groupes d'objets avec celle trouvée dans le fichier de sécurisation</text:p>
          </table:table-cell>
          <table:table-cell office:value-type="string" calcext:value-type="string">
            <text:p>Comparing object group lfc digest computed from logbook lifecycle object group database with object group lfc digest found in traceability secured fil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S EVENEMENTS LIES AU GROUPE D'OBJETS</text:p>
          </table:table-cell>
          <table:table-cell office:value-type="string" calcext:value-type="string">
            <text:p>EVENT_OBJECT_GROUP</text:p>
          </table:table-cell>
        </table:table-row>
        <table:table-row table:style-name="ro5">
          <table:table-cell office:value-type="float" office:value="20" calcext:value-type="float">
            <text:p>20</text:p>
          </table:table-cell>
          <table:table-cell office:value-type="string" calcext:value-type="string">
            <text:p>COMPARAISON DE L'EMPREINTE DU FICHIER BINAIRE ENTRE LES OFFRES DE STOCKAGE ET LA BASE DE DONNÉES</text:p>
          </table:table-cell>
          <table:table-cell office:value-type="string" calcext:value-type="string">
            <text:p>FILE_DIGEST_OFFER_DATABASE_COMPARISON</text:p>
          </table:table-cell>
          <table:table-cell office:value-type="string" calcext:value-type="string">
            <text:p>Comparaison de l'empreinte du fichier binaire stocké dans les offres de stockage avec celle trouvée dans la base de données des groupes d'objets</text:p>
          </table:table-cell>
          <table:table-cell office:value-type="string" calcext:value-type="string">
            <text:p>Comparing binary file digest stored in offers with binary file digest found in object group databas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FICHIER SUR LES OFFRES DE STOCKAGE</text:p>
          </table:table-cell>
          <table:table-cell office:value-type="string" calcext:value-type="string">
            <text:p>OFFER</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U FICHIER BINAIRE</text:p>
          </table:table-cell>
          <table:table-cell office:value-type="string" calcext:value-type="string">
            <text:p>FILE_DIGEST</text:p>
          </table:table-cell>
        </table:table-row>
        <table:table-row table:style-name="ro7">
          <table:table-cell office:value-type="float" office:value="21" calcext:value-type="float">
            <text:p>21</text:p>
          </table:table-cell>
          <table:table-cell office:value-type="string" calcext:value-type="string">
            <text:p>COMPARAISON DE L'EMPREINTE DU FICHIER BINAIRE ENTRE LA BASE DE DONNÉES DU GROUPE D'OBJETS ET LE JOURNAL DU CYCLE DE VIE DU GROUPE D'OBJETS</text:p>
          </table:table-cell>
          <table:table-cell office:value-type="string" calcext:value-type="string">
            <text:p>FILE_DIGEST_LFC_DATABASE_COMPARISON</text:p>
          </table:table-cell>
          <table:table-cell office:value-type="string" calcext:value-type="string">
            <text:p>Comparaison de l'empreinte du fichier binaire trouvée dans la base de données des groupes d'objets avec celle trouvée dans la base de données du journal du cycle de vie des groupes d'objets</text:p>
          </table:table-cell>
          <table:table-cell office:value-type="string" calcext:value-type="string">
            <text:p>Comparing binary file digest found in object group database with binary file digest found in logbook lifecycle object group databas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U FICHIER BINAIRE</text:p>
          </table:table-cell>
          <table:table-cell office:value-type="string" calcext:value-type="string">
            <text:p>FILE_DIGES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1">00/00/0000</text:date>, <text:time style:data-style-name="N2" text:time-value="21:29:12.6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